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ubtitle">
      <style:paragraph-properties fo:line-height="115%" fo:text-align="center" style:justify-single-word="false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tyle="italic" style:font-style-asian="italic" style:font-style-complex="italic"/>
    </style:style>
    <style:style style:name="P4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</style:style>
    <style:style style:name="P5" style:family="paragraph" style:parent-style-name="Title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h.byfqkh5jtzk3"/>Szaka zu!</text:p>
      <text:p text:style-name="P1"><text:bookmark text:name="h.uon3x1lrtflg"/>Hakuna matata!</text:p>
      <text:p text:style-name="P2"/>
      <text:p text:style-name="P2">Kto wie, skąd wziąłem ten tytuł i podtytuł (czyli w zasadzie cytacik; tak, te dwa tworzą jedną całość), ten ma u mnie plusa jak stąd na krym. Ten na ciostku. Obawiam się, iż nie jestem władny dawać Krym komukolwiek. Nie o tym jednak chciałem teraz tutaj z wami.</text:p>
      <text:p text:style-name="P2"/>
      <text:p text:style-name="P2">Pewnego dnia, siedząc na Porcelanowym Tronie i doznając uczucia ulgi ściśle powiązanego z poczuciem lekkości (co w moim przypadku jest dość ironiczne, bo gdzie mi do utraty wagi), do głowy przyszła mi myśl. I to jedna z tych, która ci siedzi w głowie przez długi okres, zmieniając życie i światopogląd na jakiś czas, jeśli nie na zawsze. Gwiazdki Disney Channel są spoko.</text:p>
      <text:p text:style-name="P2"/>
      <text:p text:style-name="P2">Chwilę później pobiegłem do laptopa i wyszukałem bodajże „This Is Our Song” z „Camp Rock 2”. Z zadowoleniem, a zarazem z lekką dozą zażenowania stwierdziłem, że jest to co najmniej dobre. Linia melodyczna swoją drogą, ale ta piosenka w tym miejscu i z tym tekstem ma, cholera, sens! W dodatku jest prosta, klimatyczna… Podbiła me serduszko. Ba, całe „Camp Rock” takie było! Obydwie części! Potem wzięło mnie na Haj Skul Mjuzikal. I w zasadzie wszystkie odczucia były te same – estetyka, sens i inne rzeczy przydatne recenzentowi do recenzji były na swym miejscu. Lubię HSM. Na koniec zaś puściłem sobie czołówkę „Hanny Montany”. TE WSPOMNIENIA. Takiej rzeki myśli chyba jeszcze nie miałem.</text:p>
      <text:p text:style-name="P2"/>
      <text:p text:style-name="P2">Cóż, to już historia. Część mojej przeszłości, która ma wpływ na moją teraźniejszość. Część mojego ja, która teraz pisze do EqT swoje felietony. Część integralna i nieodłączna – nie mogę teraz ot tak powiedzieć „to nie moje dzieje”, bo jest to niemożliwe i w zasadzie awykonalne. Fakt, mogę sobie próbować wmówić, że „to nie byłem ja, to nie moja historia”, i mogę oszukać w zasadzie wszystkich dookoła. </text:p>
      <text:p text:style-name="P2"/>
      <text:p text:style-name="P4">Oprócz siebie. </text:p>
      <text:p text:style-name="P4"/>
      <text:p text:style-name="P4">Szacunek do swojej historii to przede wszystkim szacunek do siebie samego, podejmowanych decyzji i dzięki temu zdobytego doświadczenia. Więc następnym razem, jeśli stwierdzisz, że twoja historia jest do niczego… sam jesteś do niczego.<text:line-break/><text:line-break/><office:annotation><dc:date>0000-00-00T00:00:00</dc:date><text:p text:style-name="P6"><text:span text:style-name="T2">Jeszcze tylko awaryjna grafika i wszystko gra</text:span></text:p></office:annotation><office:annotation><dc:date>0000-00-00T00:00:00</dc:date><text:p text:style-name="P6"><text:span text:style-name="T2">http://img2.wikia.nocookie.net/__cb20120320055059/disney/images/0/03/Camp_Rock_2_Poster.jpg</text:span></text:p><text:p text:style-name="P6"/><text:p text:style-name="P6"><text:span text:style-name="T2">Dis will be good?</text:span></text:p></office:annotation><office:annotation><dc:date>0000-00-00T00:00:00</dc:date><text:p text:style-name="P6"><text:span text:style-name="T2">Tak</text:span></text:p></office:annotation><text:span text:style-name="T1">IS THERE SOMETHING BETTER, THAN SINGING ALONG? THIS IS OUR SUMMER, THIS IS SONG!</text:span>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Windows_x86 LibreOffice_project/edfb5295ba211bd31ad47d0bad0118690f76407d</meta:generator>
    <dc:title/>
    <meta:initial-creator/>
    <meta:editing-cycles>2</meta:editing-cycles>
    <dc:date>2015-04-11T18:28:37.582000000</dc:date>
    <meta:editing-duration>PT7M54S</meta:editing-duration>
    <meta:document-statistic meta:table-count="0" meta:image-count="0" meta:object-count="0" meta:page-count="1" meta:paragraph-count="8" meta:word-count="340" meta:character-count="2079" meta:non-whitespace-character-count="1742"/>
  </office:meta>
</office:document-meta>
</file>